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7008" officeooo:paragraph-rsid="00147008"/>
    </style:style>
    <style:style style:name="P2" style:family="paragraph" style:parent-style-name="Standard">
      <style:text-properties officeooo:rsid="00147008" officeooo:paragraph-rsid="0014b034"/>
    </style:style>
    <style:style style:name="P3" style:family="paragraph" style:parent-style-name="Standard">
      <style:text-properties officeooo:rsid="00147008" officeooo:paragraph-rsid="00157d83"/>
    </style:style>
    <style:style style:name="P4" style:family="paragraph" style:parent-style-name="Standard">
      <style:text-properties officeooo:rsid="00147008" officeooo:paragraph-rsid="0016f7f7"/>
    </style:style>
    <style:style style:name="P5" style:family="paragraph" style:parent-style-name="Standard">
      <style:text-properties officeooo:rsid="00147008" officeooo:paragraph-rsid="001a7032"/>
    </style:style>
    <style:style style:name="P6" style:family="paragraph" style:parent-style-name="Standard">
      <style:text-properties officeooo:rsid="00147008" officeooo:paragraph-rsid="001e1877"/>
    </style:style>
    <style:style style:name="P7" style:family="paragraph" style:parent-style-name="Standard">
      <style:text-properties fo:font-weight="bold" officeooo:rsid="00147008" officeooo:paragraph-rsid="00147008" style:font-weight-asian="bold" style:font-weight-complex="bold"/>
    </style:style>
    <style:style style:name="P8" style:family="paragraph" style:parent-style-name="Standard">
      <style:text-properties fo:font-weight="bold" officeooo:rsid="00147008" officeooo:paragraph-rsid="0014b034" style:font-weight-asian="bold" style:font-weight-complex="bold"/>
    </style:style>
    <style:style style:name="P9" style:family="paragraph" style:parent-style-name="Standard">
      <style:text-properties fo:font-weight="bold" officeooo:rsid="00147008" officeooo:paragraph-rsid="0016f7f7" style:font-weight-asian="bold" style:font-weight-complex="bold"/>
    </style:style>
    <style:style style:name="P10" style:family="paragraph" style:parent-style-name="Standard">
      <style:text-properties fo:font-weight="bold" officeooo:rsid="0014b034" officeooo:paragraph-rsid="0014b034" style:font-weight-asian="bold" style:font-weight-complex="bold"/>
    </style:style>
    <style:style style:name="P11" style:family="paragraph" style:parent-style-name="Standard">
      <style:text-properties fo:font-weight="bold" officeooo:rsid="0014b034" officeooo:paragraph-rsid="00157d83" style:font-weight-asian="bold" style:font-weight-complex="bold"/>
    </style:style>
    <style:style style:name="P12" style:family="paragraph" style:parent-style-name="Standard">
      <style:text-properties fo:font-weight="bold" officeooo:rsid="0014b034" officeooo:paragraph-rsid="0016f7f7" style:font-weight-asian="bold" style:font-weight-complex="bold"/>
    </style:style>
    <style:style style:name="P13" style:family="paragraph" style:parent-style-name="Standard">
      <style:text-properties fo:font-weight="bold" officeooo:rsid="00157d83" officeooo:paragraph-rsid="00157d83" style:font-weight-asian="bold" style:font-weight-complex="bold"/>
    </style:style>
    <style:style style:name="P14" style:family="paragraph" style:parent-style-name="Standard">
      <style:text-properties fo:font-weight="bold" officeooo:rsid="0016f7f7" officeooo:paragraph-rsid="0014b034" style:font-weight-asian="bold" style:font-weight-complex="bold"/>
    </style:style>
    <style:style style:name="P15" style:family="paragraph" style:parent-style-name="Standard">
      <style:text-properties officeooo:rsid="001e1877" officeooo:paragraph-rsid="001e1877"/>
    </style:style>
    <style:style style:name="P16" style:family="paragraph" style:parent-style-name="Standard">
      <style:paragraph-properties fo:break-before="page"/>
      <style:text-properties fo:font-weight="bold" officeooo:rsid="0014b034" officeooo:paragraph-rsid="0014b034" style:font-weight-asian="bold" style:font-weight-complex="bold"/>
    </style:style>
    <style:style style:name="P17" style:family="paragraph" style:parent-style-name="Standard">
      <style:paragraph-properties fo:break-before="page"/>
      <style:text-properties officeooo:rsid="00147008" officeooo:paragraph-rsid="00157d83"/>
    </style:style>
    <style:style style:name="P18" style:family="paragraph" style:parent-style-name="Standard">
      <style:text-properties fo:font-weight="bold" officeooo:rsid="00157d83" officeooo:paragraph-rsid="00157d83" style:font-weight-asian="bold" style:font-weight-complex="bold"/>
    </style:style>
    <style:style style:name="P19" style:family="paragraph" style:parent-style-name="Standard">
      <style:text-properties officeooo:rsid="00147008" officeooo:paragraph-rsid="0014b034"/>
    </style:style>
    <style:style style:name="P20" style:family="paragraph" style:parent-style-name="Standard">
      <style:text-properties officeooo:rsid="00147008" officeooo:paragraph-rsid="0016f7f7"/>
    </style:style>
    <style:style style:name="P21" style:family="paragraph" style:parent-style-name="Standard">
      <style:paragraph-properties fo:break-before="page"/>
      <style:text-properties fo:font-weight="bold" officeooo:rsid="0014b034" officeooo:paragraph-rsid="0014b03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4b034" style:font-weight-asian="bold" style:font-weight-complex="bold"/>
    </style:style>
    <style:style style:name="T3" style:family="text">
      <style:text-properties fo:font-weight="bold" officeooo:rsid="00157d83" style:font-weight-asian="bold" style:font-weight-complex="bold"/>
    </style:style>
    <style:style style:name="T4" style:family="text">
      <style:text-properties fo:font-weight="bold" officeooo:rsid="0016f7f7" style:font-weight-asian="bold" style:font-weight-complex="bold"/>
    </style:style>
    <style:style style:name="T5" style:family="text">
      <style:text-properties officeooo:rsid="001e1877"/>
    </style:style>
    <style:style style:name="T6" style:family="text">
      <style:text-properties officeooo:rsid="001fdc54"/>
    </style:style>
    <style:style style:name="T7" style:family="text">
      <style:text-properties officeooo:rsid="0020888e"/>
    </style:style>
    <style:style style:name="T8" style:family="text">
      <style:text-properties officeooo:rsid="002160f3"/>
    </style:style>
    <style:style style:name="T9" style:family="text">
      <style:text-properties officeooo:rsid="002296f0"/>
    </style:style>
    <style:style style:name="T10" style:family="text">
      <style:text-properties officeooo:rsid="00244d95"/>
    </style:style>
    <style:style style:name="T11" style:family="text">
      <style:text-properties officeooo:rsid="0024a6ce"/>
    </style:style>
    <style:style style:name="T12" style:family="text">
      <style:text-properties officeooo:rsid="002519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GRAM NAME</text:span>: </text:p>
      <text:p text:style-name="P5"><text:span text:style-name="T5">Master</text:span> </text:p>
      <text:p text:style-name="P5"/>
      <text:p text:style-name="P5"><text:span text:style-name="T1">en_PROGRAM NAME</text:span>: </text:p>
      <text:p text:style-name="P15">Masters</text:p>
      <text:p text:style-name="P1"/>
      <text:p text:style-name="P10">1.</text:p>
      <text:p text:style-name="P10"/>
      <text:p text:style-name="P7">NAME</text:p>
      <text:p text:style-name="P1"><text:tab/><text:span text:style-name="T5">MASTER </text:span>BANQUES &amp; INSTITUTIONS DE MICROFINANCES</text:p>
      <text:p text:style-name="P1"/>
      <text:p text:style-name="P7">en_NAME</text:p>
      <text:p text:style-name="P1"><text:tab/><text:span text:style-name="T5">MASTER BANKS &amp; MICROFINANCE INSTITUTIONS</text:span></text:p>
      <text:p text:style-name="P1"/>
      <text:p text:style-name="P7">SUMMARY</text:p>
      <text:p text:style-name="P1">Résolument tourné vers le monde professionnel (IMF, Banques, ONG et autres institutions financières spécialisées), ce programme est unique dans son contenu et dans son articulation. Il permet d’acquérir toutes les compétences qu’il est nécessaire de maîtriser pour être opérationnel dans le secteur de la microfinance, de la banque et de la finance.</text:p>
      <text:p text:style-name="P1"/>
      <text:p text:style-name="P1"/>
      <text:p text:style-name="P7">en_SUMMARY</text:p>
      <text:p text:style-name="P6">Résolument tourné vers le monde professionnel (IMF, Banques, ONG et autres institutions financières spécialisées), ce programme est unique dans son contenu et dans son articulation. Il permet d’acquérir toutes les compétences qu’il est nécessaire de maîtriser pour être opérationnel dans le secteur de la microfinance, de la banque et de la financ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2.</text:p>
      <text:p text:style-name="P10"/>
      <text:p text:style-name="P8">NAME</text:p>
      <text:p text:style-name="P2"><text:tab/><text:span text:style-name="T6">MASTER COMPTABILITE-CONTROL &amp; AUDIT</text:span></text:p>
      <text:p text:style-name="P2"/>
      <text:p text:style-name="P8">en_NAME</text:p>
      <text:p text:style-name="P2"><text:tab/><text:span text:style-name="T6">MASTER ACCOUNTING-CONTROL &amp; AUDIT</text:span></text:p>
      <text:p text:style-name="P2"/>
      <text:p text:style-name="P8">SUMMARY</text:p>
      <text:p text:style-name="P2">Les informations financières et de gestion jouent un rôle déterminant dans les processus de gestion des organisations et trouvent, pour la plupart, leur origine dans les activités de l'entreprise. Parmi ces informations, celles qui sont exprimées en termes monétaires permettent une évaluation synthétique de la situation financière et des performances de l'entreprise et prennent leur place dans les processus de prise de décision et d'analyse prévisionnelle. Le programme prend appui sur les enseignements des programmes de spécialité gestion au cycle de licence pour préparer les étudiants au management des organisations.</text:p>
      <text:p text:style-name="P2"/>
      <text:p text:style-name="P8">en_SUMMARY</text:p>
      <text:p text:style-name="P2">Les informations financières et de gestion jouent un rôle déterminant dans les processus de gestion des organisations et trouvent, pour la plupart, leur origine dans les activités de l'entreprise. Parmi ces informations, celles qui sont exprimées en termes monétaires permettent une évaluation synthétique de la situation financière et des performances de l'entreprise et prennent leur place dans les processus de prise de décision et d'analyse prévisionnelle. Le programme prend appui sur les enseignements des programmes de spécialité gestion au cycle de licence pour préparer les étudiants au management des organisation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6">3.</text:p>
      <text:p text:style-name="P10"/>
      <text:p text:style-name="P8">NAME</text:p>
      <text:p text:style-name="P2"><text:tab/><text:span text:style-name="T6">MASTER EVALUATION &amp; GESTION DE PROJETS</text:span></text:p>
      <text:p text:style-name="P2"/>
      <text:p text:style-name="P8">en_NAME</text:p>
      <text:p text:style-name="P2"><text:tab/><text:span text:style-name="T6">MASTER EVALUATION &amp; PROJECT MANAGEMENT</text:span></text:p>
      <text:p text:style-name="P2"/>
      <text:p text:style-name="P8">SUMMARY</text:p>
      <text:p text:style-name="P2">Au sein des entreprises ou d'organismes publics, il existe des métiers et des compétences pour lesquels une formation généraliste à l'économie d'entreprise, au management, à l'évaluation économique des décisions et à la maîtrise de la réalité multidimensionnelle des problèmes de gestion sont demandés. Le master professionnel "Evaluation et gestion de projet" répond à ces besoins en insistant sur les différentes dimensions d'évaluation, de technologies, de traitement de données ou d'information.</text:p>
      <text:p text:style-name="P2"/>
      <text:p text:style-name="P2"/>
      <text:p text:style-name="P8">en_SUMMARY</text:p>
      <text:p text:style-name="P3">Au sein des entreprises ou d'organismes publics, il existe des métiers et des compétences pour lesquels une formation généraliste à l'économie d'entreprise, au management, à l'évaluation économique des décisions et à la maîtrise de la réalité multidimensionnelle des problèmes de gestion sont demandés. Le master professionnel "Evaluation et gestion de projet" répond à ces besoins en insistant sur les différentes dimensions d'évaluation, de technologies, de traitement de données ou d'information.</text:p>
      <text:p text:style-name="P3"/>
      <text:p text:style-name="P11"/>
      <text:p text:style-name="P11"/>
      <text:p text:style-name="P11"/>
      <text:p text:style-name="P11"/>
      <text:p text:style-name="P11"/>
      <text:p text:style-name="P11"/>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text:span text:style-name="T3">4</text:span><text:span text:style-name="T2">.</text:span></text:p>
      <text:p text:style-name="P10"/>
      <text:p text:style-name="P8">NAME</text:p>
      <text:p text:style-name="P2"><text:tab/><text:span text:style-name="T7">MASTER GESTION DES RESSOURCES HUMAINES</text:span></text:p>
      <text:p text:style-name="P2"/>
      <text:p text:style-name="P8">en_NAME</text:p>
      <text:p text:style-name="P2"><text:tab/><text:span text:style-name="T7">MASTER HUMAN RESOURCE MANAGEMENT</text:span></text:p>
      <text:p text:style-name="P2"/>
      <text:p text:style-name="P8">SUMMARY</text:p>
      <text:p text:style-name="P2">La question de la gestion des ressources humaines est d'autant plus sensible aujourd'hui ou la "révolution numérique" bouscule significativement les modes de travail, les relations entre les salariés et plus généralement le management proprement dit. Il ne s'agit plus d'administrer mais bien de manager les femmes et les hommes de l'entreprise/organisation. Le Master mention « Gestion des Ressources Humaines » parcours type « Management des Ressources Humaines et de la Qualité » poursuit justement cette vision.</text:p>
      <text:p text:style-name="P2"/>
      <text:p text:style-name="P8">en_SUMMARY</text:p>
      <text:p text:style-name="P3">La question de la gestion des ressources humaines est d'autant plus sensible aujourd'hui ou la "révolution numérique" bouscule significativement les modes de travail, les relations entre les salariés et plus généralement le management proprement dit. Il ne s'agit plus d'administrer mais bien de manager les femmes et les hommes de l'entreprise/organisation. Le Master mention « Gestion des Ressources Humaines » parcours type « Management des Ressources Humaines et de la Qualité » poursuit justement cette vision.</text:p>
      <text:p text:style-name="P3"/>
      <text:p text:style-name="P11"/>
      <text:p text:style-name="P11"/>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text:span text:style-name="T3">5</text:span><text:span text:style-name="T2">.</text:span></text:p>
      <text:p text:style-name="P10"/>
      <text:p text:style-name="P8">NAME</text:p>
      <text:p text:style-name="P2"><text:tab/><text:span text:style-name="T8">MASTER GENIE CIVIL-GESTION DURABLE DES MINES</text:span></text:p>
      <text:p text:style-name="P2"/>
      <text:p text:style-name="P8">en_NAME</text:p>
      <text:p text:style-name="P2"><text:tab/><text:span text:style-name="T8">MASTER CIVIL ENGINEERING-SUSTAINABLE MANAGEMENT OF MINES</text:span></text:p>
      <text:p text:style-name="P2"/>
      <text:p text:style-name="P8">SUMMARY</text:p>
      <text:p text:style-name="P2">Le secteur des mines et carrières joue un rôle fondamental dans le développement économique de notre pays et de l’Afrique en général. Environ deux-tiers des pays du continent concentrent des activités minières et plus de la moitié produisent des minerais pour le marché international. A lui seul, il peut représenter jusqu’à 25% du PIB d’un Etat. En raison de la demande croissante en métaux des pays émergents (doublement de la population urbaine en 30 ans, développement des infrastructures à un rythme soutenu), les perspectives à venir du secteur sont prometteuses. Dans l’optique d’une croissance durable de leurs activités, les entreprises minières sont de plus en plus à la recherche de solutions et d’une main d’œuvre spécialisé, dans la gestion des impacts sociaux et environnementaux liés à leurs activités : pollution, déplacement de population etc.</text:p>
      <text:p text:style-name="P2"/>
      <text:p text:style-name="P2"/>
      <text:p text:style-name="P8">en_SUMMARY</text:p>
      <text:p text:style-name="P3">Le secteur des mines et carrières joue un rôle fondamental dans le développement économique de notre pays et de l’Afrique en général. Environ deux-tiers des pays du continent concentrent des activités minières et plus de la moitié produisent des minerais pour le marché international. A lui seul, il peut représenter jusqu’à 25% du PIB d’un Etat. En raison de la demande croissante en métaux des pays émergents (doublement de la population urbaine en 30 ans, développement des infrastructures à un rythme soutenu), les perspectives à venir du secteur sont prometteuses. Dans l’optique d’une croissance durable de leurs activités, les entreprises minières sont de plus en plus à la recherche de solutions et d’une main d’œuvre spécialisé, dans la gestion des impacts sociaux et environnementaux liés à leurs activités : pollution, déplacement de population etc.</text:p>
      <text:p text:style-name="P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text:soft-page-break/><text:span text:style-name="T3">6</text:span><text:span text:style-name="T2">.</text:span></text:p>
      <text:p text:style-name="P10"/>
      <text:p text:style-name="P8">NAME</text:p>
      <text:p text:style-name="P2"><text:tab/><text:span text:style-name="T9">MASTER COMMUNICATION ET DEVELOPPEMENT INTERNATIONAL</text:span></text:p>
      <text:p text:style-name="P2"/>
      <text:p text:style-name="P8">en_NAME</text:p>
      <text:p text:style-name="P2"><text:tab/><text:span text:style-name="T9">MASTER COMMUNICATION &amp; DEVELOPPEMENT INTERNATIONAL</text:span></text:p>
      <text:p text:style-name="P2"/>
      <text:p text:style-name="P8">SUMMARY</text:p>
      <text:p text:style-name="P2"/>
      <text:p text:style-name="P2">Les prises de conscience environnementales et au niveau social se renforcent ces dernières années. Les attentes de la société et des consommateurs sont fortes en matière d’éthique, d’exemplarité et de transparence de la part des entreprises et des marques en stratégie comme en communication. La réglementation impose aujourd’hui aux entreprises de communiquer sur leurs performances environnementales et sociales, sur leurs pratiques de sous-traitance. Les appels d’offre publics intègrent des critères de notation RSE. Intégrer ces enjeux aux métiers de la communication devient un marqueur fort.</text:p>
      <text:p text:style-name="P2"/>
      <text:p text:style-name="P8">en_SUMMARY</text:p>
      <text:p text:style-name="P3">Les prises de conscience environnementales et au niveau social se renforcent ces dernières années. Les attentes de la société et des consommateurs sont fortes en matière d’éthique, d’exemplarité et de transparence de la part des entreprises et des marques en stratégie comme en communication. La réglementation impose aujourd’hui aux entreprises de communiquer sur leurs performances environnementales et sociales, sur leurs pratiques de sous-traitance. Les appels d’offre publics intègrent des critères de notation RSE. Intégrer ces enjeux aux métiers de la communication devient un marqueur fort.</text:p>
      <text:p text:style-name="P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text:soft-page-break/><text:span text:style-name="T3">7</text:span><text:span text:style-name="T2">.</text:span></text:p>
      <text:p text:style-name="P10"/>
      <text:p text:style-name="P8">NAME</text:p>
      <text:p text:style-name="P2"><text:tab/><text:span text:style-name="T10">MASTER </text:span>INGENIERIE DES SYSTEMES DE TELECOMMUNICATIONS &amp; RESEAUX</text:p>
      <text:p text:style-name="P2"/>
      <text:p text:style-name="P8">en_NAME</text:p>
      <text:p text:style-name="P2"><text:tab/><text:span text:style-name="T10">MASTER ENGINEERING OF TELECOMMUNICATIONS SYSTEMS &amp; NETWORKS</text:span></text:p>
      <text:p text:style-name="P2"/>
      <text:p text:style-name="P8">SUMMARY</text:p>
      <text:p text:style-name="P2">Les réseaux informatiques constituent un secteur économique important de notre pays, générateur d’emplois hautement qualifiés. L'activité des opérateurs et des PME se concentre autour des développements informatiques : réseaux, internet des objets, cloud, ToIP, streaming vidéo... Les réseaux informatiques s'appuient fortement sur les réseaux de télécommunications dont le rapide développement est dû à l'innovation perpétuelle dans ce domaine (GSM, ADSL, TNT, WIFI...). La technologie physique étant arrivée à maturité, le marché de l'emploi est aujourd'hui tourné vers l'architecture des réseaux, la sécurité et le développement de solution Internet of Things (IoT), domaines ciblés par la formation.</text:p>
      <text:p text:style-name="P2"/>
      <text:p text:style-name="P2"/>
      <text:p text:style-name="P8">en_SUMMARY</text:p>
      <text:p text:style-name="P3">Les réseaux informatiques constituent un secteur économique important de notre pays, générateur d’emplois hautement qualifiés. L'activité des opérateurs et des PME se concentre autour des développements informatiques : réseaux, internet des objets, cloud, ToIP, streaming vidéo... Les réseaux informatiques s'appuient fortement sur les réseaux de télécommunications dont le rapide développement est dû à l'innovation perpétuelle dans ce domaine (GSM, ADSL, TNT, WIFI...). La technologie physique étant arrivée à maturité, le marché de l'emploi est aujourd'hui tourné vers l'architecture des réseaux, la sécurité et le développement de solution Internet of Things (IoT), domaines ciblés par la formation.</text:p>
      <text:p text:style-name="P3"/>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3"><text:span text:style-name="T3">8</text:span><text:span text:style-name="T2">.</text:span></text:p>
      <text:p text:style-name="P10"/>
      <text:p text:style-name="P8">NAME</text:p>
      <text:p text:style-name="P2"><text:tab/><text:span text:style-name="T10">MASTER MARKETING &amp; MANAGEMENT INTERNATIONAL</text:span></text:p>
      <text:p text:style-name="P2"/>
      <text:p text:style-name="P8">en_NAME</text:p>
      <text:p text:style-name="P2"><text:tab/><text:span text:style-name="T10">MASTER MARKETING &amp; MANAGEMENT INTERNATIONAL</text:span></text:p>
      <text:p text:style-name="P2"/>
      <text:p text:style-name="P8">SUMMARY</text:p>
      <text:p text:style-name="P2">Devant l’accroissement des sociétés de services et de commerce au Burkina Faso, une main-d’œuvre spécialisée et formée en marketing est requise sur le marché du travail. Le Master en Marketing &amp; Management International (MMI), d’une durée de deux ans, répond à ce besoin.</text:p>
      <text:p text:style-name="P2"/>
      <text:p text:style-name="P2"/>
      <text:p text:style-name="P2"/>
      <text:p text:style-name="P8">en_SUMMARY </text:p>
      <text:p text:style-name="P4">Devant l’accroissement des sociétés de services et de commerce au Burkina Faso, une main-d’œuvre spécialisée et formée en marketing est requise sur le marché du travail. Le Master en Marketing &amp; Management International (MMI), d’une durée de deux ans, répond à ce besoin.</text:p>
      <text:p text:style-name="P4"/>
      <text:p text:style-name="P9"/>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2"><text:span text:style-name="T4">9</text:span><text:span text:style-name="T2">.</text:span></text:p>
      <text:p text:style-name="P10"/>
      <text:p text:style-name="P8">NAME</text:p>
      <text:p text:style-name="P2"><text:tab/><text:span text:style-name="T11">MASTER SCIENCES DE L’EDUCATION</text:span></text:p>
      <text:p text:style-name="P2"/>
      <text:p text:style-name="P8">en_NAME</text:p>
      <text:p text:style-name="P2"><text:tab/><text:span text:style-name="T11">MASTER SCIENCE EDUCATION</text:span></text:p>
      <text:p text:style-name="P2"/>
      <text:p text:style-name="P8">SUMMARY</text:p>
      <text:p text:style-name="P2">L'éducation doit être un moyen de donner aux enfants comme aux adultes la possibilité de devenir participants actifs de la transformation des sociétés dans lesquelles ils vivent. L'apprentissage doit aussi prendre en compte les valeurs, les attitudes et les comportements qui permettent aux individus d'apprendre à vivre ensemble dans un monde qui se caractérise par la diversité et le pluralisme. Ce domaine du savoir est ce que veulent explorer les Sciences de l’Education car de sciences, il y’en a plusieurs qui contribuent d’une manière ou d’une autre a rendre l’éducation conforme a ce que nous souhaitons, a ce que nous voulons tout simplement. C’est donc pour outiller les professionnels de l’éducation afin qu’ils réussissent mieux leur noble mission d’éducation que le Master en Sciences de l’éducation que trois (3) parcours sont proposés a savoir Analyse et conception en éducation et formation, Education en situations d’urgence et Ingénierie des systèmes d’organisation.</text:p>
      <text:p text:style-name="P2"/>
      <text:p text:style-name="P2"/>
      <text:p text:style-name="P8">en_SUMMARY</text:p>
      <text:p text:style-name="P4">L'éducation doit être un moyen de donner aux enfants comme aux adultes la possibilité de devenir participants actifs de la transformation des sociétés dans lesquelles ils vivent. L'apprentissage doit aussi prendre en compte les valeurs, les attitudes et les comportements qui permettent aux individus d'apprendre à vivre ensemble dans un monde qui se caractérise par la diversité et le pluralisme. Ce domaine du savoir est ce que veulent explorer les Sciences de l’Education car de sciences, il y’en a plusieurs qui contribuent d’une manière ou d’une autre a rendre l’éducation conforme a ce que nous souhaitons, a ce que nous voulons tout simplement. C’est donc pour outiller les professionnels de l’éducation afin qu’ils réussissent mieux leur noble mission d’éducation que le Master en Sciences de l’éducation que trois (3) parcours sont proposés a savoir Analyse et conception en éducation et formation, Education en situations d’urgence et Ingénierie des systèmes d’organisation.</text:p>
      <text:p text:style-name="P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4"><text:span text:style-name="T2">1</text:span><text:span text:style-name="T4">0</text:span><text:span text:style-name="T2">.</text:span></text:p>
      <text:p text:style-name="P10"/>
      <text:p text:style-name="P8">NAME</text:p>
      <text:p text:style-name="P2"><text:tab/><text:span text:style-name="T12">MASTER </text:span>INTERPRETATION DE CONFERENCES</text:p>
      <text:p text:style-name="P2"/>
      <text:p text:style-name="P8">en_NAME</text:p>
      <text:p text:style-name="P4"><text:tab/><text:span text:style-name="T12">MASTER INTERPRETATION OF CONFERENCES</text:span></text:p>
      <text:p text:style-name="P2"/>
      <text:p text:style-name="P8">SUMMARY</text:p>
      <text:p text:style-name="P2">Les rencontres internationales sont toujours des occasions de brassages culturelles dans toutes leurs diversités et qui parle de diversité culturelle parle aussi d’une diversité de langues; d’où la nécessité d’avoir des professionnels de l’interprétation de conférences pour tirer pleinement profit de l’inter culturalité. La formation de Master professionnel Interprétation de conférence qui est proposée, s'inscrit dans ce contexte éminemment international. A la fois intensive et progressive, elle est rigoureusement encadrée par des interprètes professionnels engagés. Ce Master vise la pratique active des différentes techniques d'interprétation dès la fin des études.</text:p>
      <text:p text:style-name="P2"/>
      <text:p text:style-name="P2"/>
      <text:p text:style-name="P8">en_SUMMARY</text:p>
      <text:p text:style-name="P4">Les rencontres internationales sont toujours des occasions de brassages culturelles dans toutes leurs diversités et qui parle de diversité culturelle parle aussi d’une diversité de langues; d’où la nécessité d’avoir des professionnels de l’interprétation de conférences pour tirer pleinement profit de l’inter culturalité. La formation de Master professionnel Interprétation de conférence qui est proposée, s'inscrit dans ce contexte éminemment international. A la fois intensive et progressive, elle est rigoureusement encadrée par des interprètes professionnels engagés. Ce Master vise la pratique active des différentes techniques d'interprétation dès la fin des études.</text:p>
      <text:p text:style-name="P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1:47:04.610599943</meta:creation-date>
    <dc:date>2019-08-17T18:02:35.581726257</dc:date>
    <meta:editing-duration>PT48M21S</meta:editing-duration>
    <meta:editing-cycles>14</meta:editing-cycles>
    <meta:generator>LibreOffice/6.0.7.3$Linux_X86_64 LibreOffice_project/00m0$Build-3</meta:generator>
    <meta:document-statistic meta:table-count="0" meta:image-count="0" meta:object-count="0" meta:page-count="10" meta:paragraph-count="94" meta:word-count="1929" meta:character-count="13355" meta:non-whitespace-character-count="11496"/>
  </office:meta>
</office:document-meta>
</file>